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detail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column table:style-name="co3" table:number-columns-repeated="16128" table:default-cell-style-name="ce1"/>
        <table:table-row table:style-name="ro1">
          <table:table-cell office:value-type="string" table:style-name="ce3">
            <text:p>userName</text:p>
          </table:table-cell>
          <table:table-cell office:value-type="string" table:style-name="ce4">
            <text:p>password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string" table:style-name="ce1">
            <text:p>rupesh r</text:p>
          </table:table-cell>
          <table:table-cell office:value-type="string" table:style-name="ce1">
            <text:p>hello@12345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ups R</text:p>
          </table:table-cell>
          <table:table-cell office:value-type="string" table:style-name="ce1">
            <text:p>Rupesh@00000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rr</text:p>
          </table:table-cell>
          <table:table-cell office:value-type="string" table:style-name="ce1">
            <text:p>123456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dmin</text:p>
          </table:table-cell>
          <table:table-cell office:value-type="string" table:style-name="ce1">
            <text:p>12345</text:p>
          </table:table-cell>
          <table:table-cell table:number-columns-repeated="254" table:style-name="ce2"/>
          <table:table-cell table:number-columns-repeated="1612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3</meta:initial-creator>
    <dc:creator>Admin</dc:creator>
    <meta:creation-date>2020-12-02T19:57:23Z</meta:creation-date>
    <dc:date>2020-12-02T18:58:38Z</dc:date>
  </office:meta>
</office:document-meta>
</file>